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7eb5" officeooo:paragraph-rsid="00047eb5"/>
    </style:style>
    <style:style style:name="P2" style:family="paragraph" style:parent-style-name="Standard">
      <style:text-properties officeooo:rsid="0009e304" officeooo:paragraph-rsid="0009e304"/>
    </style:style>
    <style:style style:name="P3" style:family="paragraph" style:parent-style-name="Text_20_body">
      <style:text-properties officeooo:paragraph-rsid="0024af21"/>
    </style:style>
    <style:style style:name="P4" style:family="paragraph" style:parent-style-name="Heading_20_2">
      <style:text-properties officeooo:rsid="00059b97" officeooo:paragraph-rsid="00059b97"/>
    </style:style>
    <style:style style:name="P5" style:family="paragraph" style:parent-style-name="Text_20_body">
      <style:text-properties officeooo:paragraph-rsid="0004f3ca"/>
    </style:style>
    <style:style style:name="P6" style:family="paragraph" style:parent-style-name="Heading_20_2">
      <style:text-properties officeooo:rsid="000a665a" officeooo:paragraph-rsid="000a665a"/>
    </style:style>
    <style:style style:name="P7" style:family="paragraph" style:parent-style-name="Text_20_body" style:list-style-name="L1">
      <style:text-properties officeooo:rsid="000a665a" officeooo:paragraph-rsid="000a665a"/>
    </style:style>
    <style:style style:name="P8" style:family="paragraph" style:parent-style-name="Heading_20_2">
      <style:text-properties officeooo:rsid="000bc81e" officeooo:paragraph-rsid="000bc81e"/>
    </style:style>
    <style:style style:name="P9" style:family="paragraph" style:parent-style-name="Text_20_body" style:list-style-name="L2">
      <style:text-properties officeooo:rsid="000bc81e" officeooo:paragraph-rsid="000bc81e"/>
    </style:style>
    <style:style style:name="P10" style:family="paragraph" style:parent-style-name="Text_20_body" style:list-style-name="L2">
      <style:text-properties fo:color="#000000" loext:opacity="100%" style:text-underline-style="none" officeooo:rsid="000bc81e" officeooo:paragraph-rsid="000c9c0a"/>
    </style:style>
    <style:style style:name="P11" style:family="paragraph" style:parent-style-name="Text_20_body" style:list-style-name="L2">
      <style:text-properties fo:color="#000000" loext:opacity="100%" style:text-underline-style="none" officeooo:rsid="00105eb6" officeooo:paragraph-rsid="00105eb6"/>
    </style:style>
    <style:style style:name="P12" style:family="paragraph" style:parent-style-name="Text_20_body" style:list-style-name="L2">
      <style:text-properties officeooo:paragraph-rsid="000c9c0a"/>
    </style:style>
    <style:style style:name="P13" style:family="paragraph" style:parent-style-name="Text_20_body" style:list-style-name="L2">
      <style:text-properties fo:color="#000000" loext:opacity="100%" fo:font-style="normal" style:text-underline-style="none" officeooo:rsid="000bc81e" officeooo:paragraph-rsid="000c9c0a" style:font-style-asian="normal" style:font-style-complex="normal"/>
    </style:style>
    <style:style style:name="P14" style:family="paragraph" style:parent-style-name="Text_20_body">
      <style:text-properties fo:color="#000000" loext:opacity="100%" fo:font-style="normal" style:text-underline-style="none" officeooo:rsid="0011f762" officeooo:paragraph-rsid="0011f762" style:font-style-asian="normal" style:font-style-complex="normal"/>
    </style:style>
    <style:style style:name="P15" style:family="paragraph" style:parent-style-name="Text_20_body">
      <style:text-properties officeooo:paragraph-rsid="0012296a"/>
    </style:style>
    <style:style style:name="P16" style:family="paragraph" style:parent-style-name="Text_20_body">
      <style:text-properties officeooo:rsid="0012296a" officeooo:paragraph-rsid="0012296a"/>
    </style:style>
    <style:style style:name="P17" style:family="paragraph" style:parent-style-name="Text_20_body" style:list-style-name="L3">
      <style:text-properties fo:font-weight="normal" officeooo:rsid="0012296a" officeooo:paragraph-rsid="0012296a" style:font-weight-asian="normal" style:font-weight-complex="normal"/>
    </style:style>
    <style:style style:name="P18" style:family="paragraph" style:parent-style-name="Text_20_body">
      <style:text-properties fo:font-weight="bold" officeooo:rsid="0012296a" officeooo:paragraph-rsid="0012296a" style:font-weight-asian="bold" style:font-weight-complex="bold"/>
    </style:style>
    <style:style style:name="P19" style:family="paragraph" style:parent-style-name="Text_20_body">
      <style:text-properties fo:font-weight="normal" officeooo:rsid="0012296a" officeooo:paragraph-rsid="0012296a" style:font-weight-asian="normal" style:font-weight-complex="normal"/>
    </style:style>
    <style:style style:name="P20" style:family="paragraph" style:parent-style-name="Text_20_body">
      <style:text-properties fo:font-weight="bold" officeooo:rsid="0013fbe9" officeooo:paragraph-rsid="0013fbe9" style:font-weight-asian="bold" style:font-weight-complex="bold"/>
    </style:style>
    <style:style style:name="P21" style:family="paragraph" style:parent-style-name="Text_20_body" style:list-style-name="L4">
      <style:text-properties officeooo:rsid="0013fbe9" officeooo:paragraph-rsid="0013fbe9"/>
    </style:style>
    <style:style style:name="P22" style:family="paragraph" style:parent-style-name="Text_20_body" style:list-style-name="L4">
      <style:text-properties fo:font-weight="normal" officeooo:rsid="0013fbe9" officeooo:paragraph-rsid="0013fbe9" style:font-weight-asian="normal" style:font-weight-complex="normal"/>
    </style:style>
    <style:style style:name="P23" style:family="paragraph" style:parent-style-name="Text_20_body">
      <style:text-properties officeooo:rsid="0015849c" officeooo:paragraph-rsid="0015849c"/>
    </style:style>
    <style:style style:name="P24" style:family="paragraph" style:parent-style-name="Text_20_body">
      <style:text-properties fo:font-weight="bold" officeooo:rsid="0018472e" officeooo:paragraph-rsid="0018472e" style:font-weight-asian="bold" style:font-weight-complex="bold"/>
    </style:style>
    <style:style style:name="P25" style:family="paragraph" style:parent-style-name="Text_20_body">
      <style:text-properties officeooo:rsid="0018472e" officeooo:paragraph-rsid="0018472e"/>
    </style:style>
    <style:style style:name="P26" style:family="paragraph" style:parent-style-name="Text_20_body" style:list-style-name="L5">
      <style:text-properties officeooo:rsid="0018472e" officeooo:paragraph-rsid="0018472e"/>
    </style:style>
    <style:style style:name="P27" style:family="paragraph" style:parent-style-name="Text_20_body">
      <style:text-properties fo:font-weight="bold" officeooo:rsid="0015849c" officeooo:paragraph-rsid="0015849c" style:font-weight-asian="bold" style:font-weight-complex="bold"/>
    </style:style>
    <style:style style:name="P28" style:family="paragraph" style:parent-style-name="Text_20_body" style:list-style-name="L6">
      <style:text-properties fo:font-weight="normal" officeooo:rsid="001734db" officeooo:paragraph-rsid="001734db" style:font-weight-asian="normal" style:font-weight-complex="normal"/>
    </style:style>
    <style:style style:name="P29" style:family="paragraph" style:parent-style-name="Text_20_body" style:list-style-name="L6">
      <style:text-properties fo:font-weight="normal" officeooo:rsid="001e1374" officeooo:paragraph-rsid="001e1374" style:font-weight-asian="normal" style:font-weight-complex="normal"/>
    </style:style>
    <style:style style:name="P30" style:family="paragraph" style:parent-style-name="Text_20_body">
      <style:text-properties fo:font-weight="bold" officeooo:rsid="001f17a3" officeooo:paragraph-rsid="001f17a3" style:font-weight-asian="bold" style:font-weight-complex="bold"/>
    </style:style>
    <style:style style:name="P31" style:family="paragraph" style:parent-style-name="Text_20_body">
      <style:text-properties fo:font-weight="bold" officeooo:rsid="001fc45f" officeooo:paragraph-rsid="001fc45f" style:font-weight-asian="bold" style:font-weight-complex="bold"/>
    </style:style>
    <style:style style:name="P32" style:family="paragraph" style:parent-style-name="Text_20_body">
      <style:text-properties officeooo:rsid="001fc45f" officeooo:paragraph-rsid="001fc45f"/>
    </style:style>
    <style:style style:name="P33" style:family="paragraph" style:parent-style-name="Text_20_body">
      <style:text-properties officeooo:rsid="001fecc1" officeooo:paragraph-rsid="001fecc1"/>
    </style:style>
    <style:style style:name="P34" style:family="paragraph" style:parent-style-name="Text_20_body">
      <style:text-properties fo:font-weight="bold" officeooo:rsid="002398d6" officeooo:paragraph-rsid="002398d6" style:font-weight-asian="bold" style:font-weight-complex="bold"/>
    </style:style>
    <style:style style:name="P35" style:family="paragraph" style:parent-style-name="Text_20_body">
      <style:text-properties officeooo:rsid="002398d6" officeooo:paragraph-rsid="002398d6"/>
    </style:style>
    <style:style style:name="T1" style:family="text">
      <style:text-properties officeooo:rsid="0009e304"/>
    </style:style>
    <style:style style:name="T2" style:family="text">
      <style:text-properties fo:font-weight="normal" officeooo:rsid="00059b97" style:font-weight-asian="normal" style:font-weight-complex="normal"/>
    </style:style>
    <style:style style:name="T3" style:family="text">
      <style:text-properties officeooo:rsid="00059b97"/>
    </style:style>
    <style:style style:name="T4" style:family="text">
      <style:text-properties officeooo:rsid="00064790"/>
    </style:style>
    <style:style style:name="T5" style:family="text">
      <style:text-properties officeooo:rsid="0007ff4f"/>
    </style:style>
    <style:style style:name="T6" style:family="text">
      <style:text-properties officeooo:rsid="0025a79b"/>
    </style:style>
    <style:style style:name="T7" style:family="text">
      <style:text-properties officeooo:rsid="00098bfd"/>
    </style:style>
    <style:style style:name="T8" style:family="text">
      <style:text-properties officeooo:rsid="0004f3c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ec676"/>
    </style:style>
    <style:style style:name="T11" style:family="text">
      <style:text-properties officeooo:rsid="001cc30f"/>
    </style:style>
    <style:style style:name="T12" style:family="text">
      <style:text-properties fo:font-style="italic"/>
    </style:style>
    <style:style style:name="T13" style:family="text">
      <style:text-properties fo:font-style="italic" officeooo:rsid="000c9c0a"/>
    </style:style>
    <style:style style:name="T14" style:family="text">
      <style:text-properties fo:color="#000000" loext:opacity="100%" style:font-name="Liberation Serif" fo:font-style="normal" style:text-underline-style="none" fo:font-weight="normal" officeooo:rsid="000c9c0a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style:font-name="Liberation Serif" fo:font-style="normal" style:text-underline-style="none" fo:font-weight="normal" officeooo:rsid="000d8baa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style:font-name="Liberation Serif" fo:font-style="normal" style:text-underline-style="none" fo:font-weight="normal" officeooo:rsid="000e536c" style:font-style-asian="normal" style:font-weight-asian="normal" style:font-style-complex="normal" style:font-weight-complex="normal"/>
    </style:style>
    <style:style style:name="T18" style:family="text">
      <style:text-properties officeooo:rsid="000c9c0a"/>
    </style:style>
    <style:style style:name="T19" style:family="text">
      <style:text-properties officeooo:rsid="000d8baa"/>
    </style:style>
    <style:style style:name="T20" style:family="text">
      <style:text-properties fo:font-weight="bold" officeooo:rsid="0011f762" style:font-weight-asian="bold" style:font-weight-complex="bold"/>
    </style:style>
    <style:style style:name="T21" style:family="text">
      <style:text-properties fo:font-weight="bold" officeooo:rsid="0012296a" style:font-weight-asian="bold" style:font-weight-complex="bold"/>
    </style:style>
    <style:style style:name="T22" style:family="text">
      <style:text-properties fo:font-weight="normal" officeooo:rsid="0011f762" style:font-weight-asian="normal" style:font-weight-complex="normal"/>
    </style:style>
    <style:style style:name="T23" style:family="text">
      <style:text-properties fo:font-weight="normal" officeooo:rsid="0012296a" style:font-weight-asian="normal" style:font-weight-complex="normal"/>
    </style:style>
    <style:style style:name="T24" style:family="text">
      <style:text-properties fo:font-weight="normal" officeooo:rsid="0015849c" style:font-weight-asian="normal" style:font-weight-complex="normal"/>
    </style:style>
    <style:style style:name="T25" style:family="text">
      <style:text-properties fo:font-weight="bold" officeooo:rsid="0013fbe9" style:font-weight-asian="bold" style:font-weight-complex="bold"/>
    </style:style>
    <style:style style:name="T26" style:family="text">
      <style:text-properties officeooo:rsid="0013fbe9"/>
    </style:style>
    <style:style style:name="T27" style:family="text">
      <style:text-properties fo:font-weight="normal" officeooo:rsid="001f17a3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224835"/>
    </style:style>
    <style:style style:name="T30" style:family="text">
      <style:text-properties officeooo:rsid="001f17a3"/>
    </style:style>
    <style:style style:name="T31" style:family="text">
      <style:text-properties officeooo:rsid="001b9bb3"/>
    </style:style>
    <style:style style:name="T32" style:family="text">
      <style:text-properties officeooo:rsid="001734db"/>
    </style:style>
    <style:style style:name="T33" style:family="text">
      <style:text-properties officeooo:rsid="001fc45f"/>
    </style:style>
    <style:style style:name="T34" style:family="text">
      <style:text-properties fo:font-weight="normal" officeooo:rsid="001fc45f" style:font-weight-asian="normal" style:font-weight-complex="normal"/>
    </style:style>
    <style:style style:name="T35" style:family="text">
      <style:text-properties officeooo:rsid="001fecc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Kevin Liu Rodrigues</text:h>
      <text:p text:style-name="P1">Data scientist, Researcher<text:line-break/>Campinas SP, Brazil, <text:span text:style-name="T1">Phone: </text:span>+55 19 99732 6791</text:p>
      <text:p text:style-name="P2">Email: kkevin.liu@gmail.com</text:p>
      <text:h text:style-name="Heading_20_2" text:outline-level="2">Research Scientist (ML/Dynamical systems)</text:h>
      <text:p text:style-name="P3"><text:span text:style-name="Strong_20_Emphasis"><text:span text:style-name="T2">PhD-trained scientist </text:span></text:span><text:span text:style-name="T3">with excellent quantitative skills, I’m always trying to apply good practices and learn the most in everything I do. </text:span><text:span text:style-name="T4">I accomplished a beautiful result on my PhD in which I was able to formulate a mathematical description of a simulation-intuited property of a dynamical system. </text:span><text:span text:style-name="T5">Since then I have been working on applied machine learning and data science on various practical </text:span><text:span text:style-name="T6">scenarios</text:span><text:span text:style-name="T5">, where I have developed mostly as a program</text:span><text:span text:style-name="T7">mer </text:span><text:span text:style-name="T1">and data scientist</text:span><text:span text:style-name="T7"> working with data transformation, predictive and classification tasks.</text:span></text:p>
      <text:h text:style-name="P4" text:outline-level="2">INTERESTS</text:h>
      <text:p text:style-name="P5"><text:span text:style-name="T8">Emergence of properties on dynamical systems through statistical processes and the feedback loop where </text:span><text:span text:style-name="T4">simulation and</text:span><text:span text:style-name="T8"> machine learning could contribute to the understanding on the subject, and how this knowledge could </text:span><text:span text:style-name="T3">in turn </text:span><text:span text:style-name="T8">help design better artificial systems.</text:span></text:p>
      <text:h text:style-name="P6" text:outline-level="2">EDUCATION</text:h>
      <text:list text:style-name="L1">
        <text:list-item>
          <text:p text:style-name="P7"><text:span text:style-name="T9">2016 - 2021</text:span> Ph.D. in statistical physics (Federal University of Minas Gerais, and exchange program at University of Michigan)</text:p>
        </text:list-item>
        <text:list-item>
          <text:p text:style-name="P7"><text:span text:style-name="T9">2012 - 2015</text:span> MSc in Applied physics (University of Campinas)</text:p>
        </text:list-item>
        <text:list-item>
          <text:p text:style-name="P7"><text:span text:style-name="T9">2008 - 2012</text:span> BSc in physics (University of Campinas)</text:p>
        </text:list-item>
      </text:list>
      <text:h text:style-name="P8" text:outline-level="2"><text:span text:style-name="T10">GRADUATE </text:span>COURSES <text:span text:style-name="T10">&amp; CERTIFICATIONS</text:span></text:h>
      <text:list xml:id="list3569837982" text:style-name="L2">
        <text:list-item>
          <text:p text:style-name="P9">Fundamentals of Accelerated Computing with CUDA C/C++ (NVIDIA)</text:p>
        </text:list-item>
        <text:list-item>
          <text:p text:style-name="P10">Artificial Intelligence; Phase Transitions; Statistical Physics; Neuroscience (UFMG)</text:p>
        </text:list-item>
        <text:list-item>
          <text:p text:style-name="P10">Fundamental Problems in Statistical Physics, Summer School in Bruneck, Italy.</text:p>
        </text:list-item>
        <text:list-item>
          <text:p text:style-name="P11">Coursera: Introduction to Machine learning (2018), Bayesian statistics (2019)</text:p>
        </text:list-item>
      </text:list>
      <text:h text:style-name="Heading_20_2" text:outline-level="2">PUBLICATIONS</text:h>
      <text:list text:continue-numbering="true" text:style-name="L2">
        <text:list-item>
          <text:p text:style-name="P10"><text:span text:style-name="T11">Paper: </text:span>Rodrigues, Kevin Liu, and Ronald Dickman. "Synchronization of discrete oscillators on ring lattices and small-world networks." <text:span text:style-name="T12">Journal of Statistical Mechanics </text:span><text:span text:style-name="T13">(2020)</text:span></text:p>
        </text:list-item>
        <text:list-item>
          <text:p text:style-name="P12"><text:span text:style-name="T14">Phd thesis: </text:span><text:a xlink:type="simple" xlink:href="http://hdl.handle.net/1843/39095" text:style-name="Internet_20_link" text:visited-style-name="Visited_20_Internet_20_Link"><text:span text:style-name="T15">Synchronization of phase oscillators</text:span></text:a><text:span text:style-name="T14">, </text:span><text:span text:style-name="T16">UFMG </text:span><text:span text:style-name="T17">(</text:span><text:span text:style-name="T16">2021</text:span><text:span text:style-name="T17">)</text:span></text:p>
        </text:list-item>
        <text:list-item>
          <text:p text:style-name="P13"><text:span text:style-name="T18">Msc thesis: </text:span><text:a xlink:type="simple" xlink:href="https://hdl.handle.net/20.500.12733/1626519" text:style-name="Internet_20_link" text:visited-style-name="Visited_20_Internet_20_Link"><text:span text:style-name="T18">Capacitance spectroscopy of mass selected metallic nanoaggregates</text:span></text:a><text:span text:style-name="T18">, </text:span><text:span text:style-name="T19">Unicamp</text:span><text:span text:style-name="T18"> (2015)</text:span></text:p>
        </text:list-item>
      </text:list>
      <text:h text:style-name="Heading_20_2" text:outline-level="2"><text:soft-page-break/>LANGUAGES</text:h>
      <text:p text:style-name="P14"><text:span text:style-name="T9">Portuguese</text:span> (native) - <text:span text:style-name="T9">English</text:span> (Fluent spoken/written)</text:p>
      <text:h text:style-name="Heading_20_2" text:outline-level="2">PROFESSIONAL EXPERIENCE</text:h>
      <text:p text:style-name="P15"><text:span text:style-name="T20">2022 – Present: Data scientist &amp; Data engineer at </text:span><text:a xlink:type="simple" xlink:href="https://www.moray.ai/" text:style-name="Internet_20_link" text:visited-style-name="Visited_20_Internet_20_Link"><text:span text:style-name="T20">Moray</text:span></text:a></text:p>
      <text:p text:style-name="P15"><text:span text:style-name="T21">Description: </text:span><text:span text:style-name="T22">Development of predictive models </text:span><text:span text:style-name="T23">to aid</text:span><text:span text:style-name="T22"> crop management. Tasks involve working with spatiotemporal data, imperfect/missing data in addition to machine learning models.</text:span></text:p>
      <text:p text:style-name="P16"><text:span text:style-name="T20">R</text:span><text:span text:style-name="T9">esults:</text:span></text:p>
      <text:list text:style-name="L3">
        <text:list-item>
          <text:p text:style-name="P17">Definition of useful metrics to aid and guide learned models, as well as clients directly.</text:p>
        </text:list-item>
        <text:list-item>
          <text:p text:style-name="P17">Data processing pipelines to facilitate working with data from multiple sources, missing data, irregular sampling frequencies, etc.</text:p>
        </text:list-item>
        <text:list-item>
          <text:p text:style-name="P17">Application of different machine learning models depending on available data and required task, such as statistical inference models for dealing with noisy data, xgboost for regression and classification, and multi-layer perceptron models.</text:p>
        </text:list-item>
      </text:list>
      <text:p text:style-name="P15"><text:span text:style-name="T21">Tools:</text:span><text:span text:style-name="T23"> P</text:span><text:span text:style-name="T22">ython, </text:span><text:span text:style-name="T24">SQL, Amazon Web Services</text:span></text:p>
      <text:p text:style-name="Horizontal_20_Line"/>
      <text:p text:style-name="P18">2021 – 2022: Data scientist at Rappi Brasil</text:p>
      <text:p text:style-name="P19"><text:span text:style-name="T25">Description:</text:span><text:span text:style-name="T26"> </text:span>Development of <text:span text:style-name="T26">user value models and other user related metrics.</text:span></text:p>
      <text:p text:style-name="P20">Results:</text:p>
      <text:list text:style-name="L4">
        <text:list-item>
          <text:p text:style-name="P21"><text:span text:style-name="T27">Development of a custom</text:span><text:span text:style-name="T28"> model for </text:span><text:span text:style-name="T27">predicting user life time values</text:span><text:span text:style-name="T28">.</text:span></text:p>
        </text:list-item>
        <text:list-item>
          <text:p text:style-name="P22">Visual dashboards with multiple selections and filters for data visualization.</text:p>
        </text:list-item>
      </text:list>
      <text:p text:style-name="P23"><text:span text:style-name="T25">T</text:span><text:span text:style-name="T9">ools:</text:span><text:span text:style-name="T28"> Python, SQL</text:span></text:p>
      <text:p text:style-name="Horizontal_20_Line"/>
      <text:p text:style-name="P24">2018 – 2018 Data Scientist at Olivia AI, San Francisco</text:p>
      <text:p text:style-name="P25"><text:span text:style-name="T9">Description</text:span>: Classification of monetary transactions for a <text:span text:style-name="T29">personal </text:span>finance<text:span text:style-name="T29">s</text:span> organization app.</text:p>
      <text:p text:style-name="P25"><text:span text:style-name="T9">Results</text:span>:</text:p>
      <text:list text:style-name="L5">
        <text:list-item>
          <text:p text:style-name="P26">Development of custom string distance metric which improved classification results.</text:p>
        </text:list-item>
        <text:list-item>
          <text:p text:style-name="P26">Ensemble model leverag<text:span text:style-name="T30">ing</text:span> <text:span text:style-name="T30">a stack of</text:span> classification <text:span text:style-name="T30">which included rule-based models as well as machine learning models.</text:span></text:p>
        </text:list-item>
      </text:list>
      <text:p text:style-name="P25"><text:span text:style-name="T9">Tools</text:span>: Python, <text:span text:style-name="T31">nodejs</text:span></text:p>
      <text:p text:style-name="P25"/>
      <text:p text:style-name="Horizontal_20_Line"/>
      <text:p text:style-name="P27"><text:soft-page-break/>2016 – 2020: Ph.D. in statiscal and Computational Physics</text:p>
      <text:p text:style-name="P23"><text:span text:style-name="T9">Description:</text:span> Study of coupled oscillator models and its dynamical properties, such as phase transitions and steady states, <text:span text:style-name="T32">and how these properties are affected by different types of connectivity graphs. </text:span><text:span text:style-name="T30">Supervised by professor Ronald Dickman </text:span><text:span text:style-name="T33">at UFMG</text:span><text:span text:style-name="T30"> </text:span><text:span text:style-name="T33">and co-advised by professor Kevin Wood at UMICH</text:span><text:span text:style-name="T32">.</text:span></text:p>
      <text:p text:style-name="P27">Results:</text:p>
      <text:list text:style-name="L6">
        <text:list-item>
          <text:p text:style-name="P28"><text:span text:style-name="T30">E</text:span>vent-driven simulations of the dynamics between coupled oscillators, which hinted at regions of bi-stability of two steady states for some systems.</text:p>
        </text:list-item>
        <text:list-item>
          <text:p text:style-name="P28">Mathematical description of the dynamics of coupled oscillators on a small-world network. This description effectively interpolated between two previous descriptions for lattice networks and random networks.</text:p>
        </text:list-item>
        <text:list-item>
          <text:p text:style-name="P29">Collaboration with </text:p>
        </text:list-item>
      </text:list>
      <text:p text:style-name="P23"><text:span text:style-name="T9">Tools:</text:span> C, C++</text:p>
      <text:p text:style-name="Horizontal_20_Line"/>
      <text:p text:style-name="P30">2015 – 2016: Researcher at Hewlett Packard funded lab at University of Minas Gerais</text:p>
      <text:p text:style-name="P30">Description:<text:span text:style-name="T28"> Research and development under a grant from professor Gilberto Medeiros Ribeiro for a high power near-field microscope. Tasks </text:span><text:span text:style-name="T34">involved</text:span><text:span text:style-name="T28"> geometrical design </text:span><text:span text:style-name="T34">for electrical cavities, electrical and motor designs.</text:span></text:p>
      <text:p text:style-name="P31">Results:<text:span text:style-name="T28"> Movement system for the microscope sample and the first generations for the resonant cavity operating with a microwave transformer.</text:span></text:p>
      <text:p text:style-name="P31">Tools:<text:span text:style-name="T28"> CAD software, workshop</text:span></text:p>
      <text:p text:style-name="Horizontal_20_Line"/>
      <text:p text:style-name="P31"/>
      <text:p text:style-name="P31"/>
      <text:p text:style-name="P31"/>
      <text:p text:style-name="P31">2010 – 2012: Undergraduate scientific initiation</text:p>
      <text:p text:style-name="P32"><text:span text:style-name="T9">Description:</text:span> Development of capacitance sensing electronic for measuring atomic clusters inside a vacuum chamber, and electrostatic lenses for selection of clusters by mass. Supervised by professor Varlei Rodrigues at the University of Campinas.</text:p>
      <text:p text:style-name="P32"><text:span text:style-name="T9">Results</text:span>: Design and build for a capacitance sensor <text:span text:style-name="T35">with high resolution and its data acquisition software. Design and build of an electrostatic lens together with its housing vacuum chamber.</text:span></text:p>
      <text:p text:style-name="P33"><text:span text:style-name="T9">Tools</text:span>: TCL programing language</text:p>
      <text:p text:style-name="Horizontal_20_Line"/>
      <text:p text:style-name="P34"><text:soft-page-break/>2012 – 2014: Volunteer math teacher</text:p>
      <text:p text:style-name="P35"><text:span text:style-name="T9">Description:</text:span> Voluntary math classes for people earning below minimum wage wishing to ingress at competitive universities. Taught classes of 15 to 20 people, including adults and adolesc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47eb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6:45:48.170109100</meta:creation-date>
    <dc:date>2025-04-01T10:24:56.786091314</dc:date>
    <meta:editing-duration>PT3H53M37S</meta:editing-duration>
    <meta:editing-cycles>25</meta:editing-cycles>
    <meta:generator>LibreOffice/24.8.5.2$Linux_X86_64 LibreOffice_project/480$Build-2</meta:generator>
    <meta:print-date>2025-04-01T10:17:54.743698010</meta:print-date>
    <meta:printed-by>PDF files</meta:printed-by>
    <meta:document-statistic meta:table-count="0" meta:image-count="0" meta:object-count="0" meta:page-count="4" meta:paragraph-count="59" meta:word-count="762" meta:character-count="5371" meta:non-whitespace-character-count="4680"/>
  </office:meta>
</office:document-meta>
</file>